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65in" svg:height="3.5449in" svg:x="13.7638in" svg:y="2.8654in">
            <draw:object draw:notify-on-update-of-ranges="Sheet1.O1:Sheet1.S1 Sheet1.N1:Sheet1.N1 Sheet1.O2:Sheet1.S2 Sheet1.N6:Sheet1.N6 Sheet1.O7:Sheet1.S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65in" svg:height="3.5449in" svg:x="6.6327in" svg:y="2.928in">
            <draw:object draw:notify-on-update-of-ranges="Sheet1.H42:Sheet1.H42 Sheet1.O1:Sheet1.S1 Sheet1.N1:Sheet1.N1 Sheet1.O3:Sheet1.S3 Sheet1.N6:Sheet1.N6 Sheet1.O8:Sheet1.S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5744904" calcext:value-type="float">
            <text:p>5744904</text:p>
          </table:table-cell>
          <table:table-cell office:value-type="float" office:value="62625784" calcext:value-type="float">
            <text:p>62625784</text:p>
          </table:table-cell>
          <table:table-cell office:value-type="float" office:value="18695496" calcext:value-type="float">
            <text:p>18695496</text:p>
          </table:table-cell>
          <table:table-cell office:value-type="float" office:value="9421920" calcext:value-type="float">
            <text:p>9421920</text:p>
          </table:table-cell>
          <table:table-cell office:value-type="float" office:value="9428040" calcext:value-type="float">
            <text:p>9428040</text:p>
          </table:table-cell>
          <table:table-cell/>
          <table:table-cell table:formula="of:=([.B2]-[.O$2])^2" office:value-type="float" office:value="13033418896" calcext:value-type="float">
            <text:p>13033418896</text:p>
          </table:table-cell>
          <table:table-cell table:formula="of:=([.C2]-[.P$2])^2" office:value-type="float" office:value="226120792066.561" calcext:value-type="float">
            <text:p>226120792066.561</text:p>
          </table:table-cell>
          <table:table-cell table:formula="of:=([.D2]-[.Q$2])^2" office:value-type="float" office:value="19379980944" calcext:value-type="float">
            <text:p>19379980944</text:p>
          </table:table-cell>
          <table:table-cell table:formula="of:=([.E2]-[.R$2])^2" office:value-type="float" office:value="19168956304" calcext:value-type="float">
            <text:p>19168956304</text:p>
          </table:table-cell>
          <table:table-cell table:formula="of:=([.F2]-[.S$2])^2" office:value-type="float" office:value="13305345661.4402" calcext:value-type="float">
            <text:p>13305345661.4402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2:.B11])" office:value-type="float" office:value="5859068" calcext:value-type="float">
            <text:p>5859068</text:p>
          </table:table-cell>
          <table:table-cell table:formula="of:=AVERAGE([.C2:.C11])" office:value-type="float" office:value="63101305.6" calcext:value-type="float">
            <text:p>63101305.6</text:p>
          </table:table-cell>
          <table:table-cell table:formula="of:=AVERAGE([.D2:.D11])" office:value-type="float" office:value="18834708" calcext:value-type="float">
            <text:p>18834708</text:p>
          </table:table-cell>
          <table:table-cell table:formula="of:=AVERAGE([.E2:.E11])" office:value-type="float" office:value="9560372" calcext:value-type="float">
            <text:p>9560372</text:p>
          </table:table-cell>
          <table:table-cell table:formula="of:=AVERAGE([.F2:.F11])" office:value-type="float" office:value="9543388.8" calcext:value-type="float">
            <text:p>9543388.8</text:p>
          </table:table-cell>
        </table:table-row>
        <table:table-row table:style-name="ro1">
          <table:table-cell/>
          <table:table-cell office:value-type="float" office:value="5752864" calcext:value-type="float">
            <text:p>5752864</text:p>
          </table:table-cell>
          <table:table-cell office:value-type="float" office:value="62658880" calcext:value-type="float">
            <text:p>62658880</text:p>
          </table:table-cell>
          <table:table-cell office:value-type="float" office:value="18720696" calcext:value-type="float">
            <text:p>18720696</text:p>
          </table:table-cell>
          <table:table-cell office:value-type="float" office:value="9445728" calcext:value-type="float">
            <text:p>9445728</text:p>
          </table:table-cell>
          <table:table-cell office:value-type="float" office:value="9437904" calcext:value-type="float">
            <text:p>9437904</text:p>
          </table:table-cell>
          <table:table-cell/>
          <table:table-cell table:formula="of:=([.B3]-[.O$2])^2" office:value-type="float" office:value="11279289616" calcext:value-type="float">
            <text:p>11279289616</text:p>
          </table:table-cell>
          <table:table-cell table:formula="of:=([.C3]-[.P$2])^2" office:value-type="float" office:value="195740411535.361" calcext:value-type="float">
            <text:p>195740411535.361</text:p>
          </table:table-cell>
          <table:table-cell table:formula="of:=([.D3]-[.Q$2])^2" office:value-type="float" office:value="12998736144" calcext:value-type="float">
            <text:p>12998736144</text:p>
          </table:table-cell>
          <table:table-cell table:formula="of:=([.E3]-[.R$2])^2" office:value-type="float" office:value="13143246736" calcext:value-type="float">
            <text:p>13143246736</text:p>
          </table:table-cell>
          <table:table-cell table:formula="of:=([.F3]-[.S$2])^2" office:value-type="float" office:value="11127043031.0402" calcext:value-type="float">
            <text:p>11127043031.0402</text:p>
          </table:table-cell>
          <table:table-cell/>
          <table:table-cell office:value-type="string" calcext:value-type="string">
            <text:p>varianza</text:p>
          </table:table-cell>
          <table:table-cell table:formula="of:=SUM([.H2:.H11])/10" office:value-type="float" office:value="15507050332.8" calcext:value-type="float">
            <text:p>15507050332.8</text:p>
          </table:table-cell>
          <table:table-cell table:formula="of:=SUM([.I2:.I11])/10" office:value-type="float" office:value="731047262141.44" calcext:value-type="float">
            <text:p>731047262141.44</text:p>
          </table:table-cell>
          <table:table-cell table:formula="of:=SUM([.J2:.J11])/10" office:value-type="float" office:value="6292332291.2" calcext:value-type="float">
            <text:p>6292332291.2</text:p>
          </table:table-cell>
          <table:table-cell table:formula="of:=SUM([.K2:.K11])/10" office:value-type="float" office:value="22437551580.8" calcext:value-type="float">
            <text:p>22437551580.8</text:p>
          </table:table-cell>
          <table:table-cell table:formula="of:=SUM([.L2:.L11])/10" office:value-type="float" office:value="7943168604.16" calcext:value-type="float">
            <text:p>7943168604.16</text:p>
          </table:table-cell>
        </table:table-row>
        <table:table-row table:style-name="ro1">
          <table:table-cell/>
          <table:table-cell office:value-type="float" office:value="5792416" calcext:value-type="float">
            <text:p>5792416</text:p>
          </table:table-cell>
          <table:table-cell office:value-type="float" office:value="62707000" calcext:value-type="float">
            <text:p>62707000</text:p>
          </table:table-cell>
          <table:table-cell office:value-type="float" office:value="18810560" calcext:value-type="float">
            <text:p>18810560</text:p>
          </table:table-cell>
          <table:table-cell office:value-type="float" office:value="9476320" calcext:value-type="float">
            <text:p>9476320</text:p>
          </table:table-cell>
          <table:table-cell office:value-type="float" office:value="9454872" calcext:value-type="float">
            <text:p>9454872</text:p>
          </table:table-cell>
          <table:table-cell/>
          <table:table-cell table:formula="of:=([.B4]-[.O$2])^2" office:value-type="float" office:value="4442489104" calcext:value-type="float">
            <text:p>4442489104</text:p>
          </table:table-cell>
          <table:table-cell table:formula="of:=([.C4]-[.P$2])^2" office:value-type="float" office:value="155476906191.361" calcext:value-type="float">
            <text:p>155476906191.361</text:p>
          </table:table-cell>
          <table:table-cell table:formula="of:=([.D4]-[.Q$2])^2" office:value-type="float" office:value="583125904" calcext:value-type="float">
            <text:p>583125904</text:p>
          </table:table-cell>
          <table:table-cell table:formula="of:=([.E4]-[.R$2])^2" office:value-type="float" office:value="7064738704" calcext:value-type="float">
            <text:p>7064738704</text:p>
          </table:table-cell>
          <table:table-cell table:formula="of:=([.F4]-[.S$2])^2" office:value-type="float" office:value="7835223882.24013" calcext:value-type="float">
            <text:p>7835223882.240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95016" calcext:value-type="float">
            <text:p>5795016</text:p>
          </table:table-cell>
          <table:table-cell office:value-type="float" office:value="62712104" calcext:value-type="float">
            <text:p>62712104</text:p>
          </table:table-cell>
          <table:table-cell office:value-type="float" office:value="18820160" calcext:value-type="float">
            <text:p>18820160</text:p>
          </table:table-cell>
          <table:table-cell office:value-type="float" office:value="9484144" calcext:value-type="float">
            <text:p>9484144</text:p>
          </table:table-cell>
          <table:table-cell office:value-type="float" office:value="9474416" calcext:value-type="float">
            <text:p>9474416</text:p>
          </table:table-cell>
          <table:table-cell/>
          <table:table-cell table:formula="of:=([.B5]-[.O$2])^2" office:value-type="float" office:value="4102658704" calcext:value-type="float">
            <text:p>4102658704</text:p>
          </table:table-cell>
          <table:table-cell table:formula="of:=([.C5]-[.P$2])^2" office:value-type="float" office:value="151477885442.561" calcext:value-type="float">
            <text:p>151477885442.561</text:p>
          </table:table-cell>
          <table:table-cell table:formula="of:=([.D5]-[.Q$2])^2" office:value-type="float" office:value="211644304" calcext:value-type="float">
            <text:p>211644304</text:p>
          </table:table-cell>
          <table:table-cell table:formula="of:=([.E5]-[.R$2])^2" office:value-type="float" office:value="5810707984" calcext:value-type="float">
            <text:p>5810707984</text:p>
          </table:table-cell>
          <table:table-cell table:formula="of:=([.F5]-[.S$2])^2" office:value-type="float" office:value="4757247139.8401" calcext:value-type="float">
            <text:p>4757247139.84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6432" calcext:value-type="float">
            <text:p>5806432</text:p>
          </table:table-cell>
          <table:table-cell office:value-type="float" office:value="62724136" calcext:value-type="float">
            <text:p>62724136</text:p>
          </table:table-cell>
          <table:table-cell office:value-type="float" office:value="18826984" calcext:value-type="float">
            <text:p>18826984</text:p>
          </table:table-cell>
          <table:table-cell office:value-type="float" office:value="9494440" calcext:value-type="float">
            <text:p>9494440</text:p>
          </table:table-cell>
          <table:table-cell office:value-type="float" office:value="9527112" calcext:value-type="float">
            <text:p>9527112</text:p>
          </table:table-cell>
          <table:table-cell/>
          <table:table-cell table:formula="of:=([.B6]-[.O$2])^2" office:value-type="float" office:value="2770548496" calcext:value-type="float">
            <text:p>2770548496</text:p>
          </table:table-cell>
          <table:table-cell table:formula="of:=([.C6]-[.P$2])^2" office:value-type="float" office:value="142256907164.161" calcext:value-type="float">
            <text:p>142256907164.161</text:p>
          </table:table-cell>
          <table:table-cell table:formula="of:=([.D6]-[.Q$2])^2" office:value-type="float" office:value="59660176" calcext:value-type="float">
            <text:p>59660176</text:p>
          </table:table-cell>
          <table:table-cell table:formula="of:=([.E6]-[.R$2])^2" office:value-type="float" office:value="4347028624" calcext:value-type="float">
            <text:p>4347028624</text:p>
          </table:table-cell>
          <table:table-cell table:formula="of:=([.F6]-[.S$2])^2" office:value-type="float" office:value="264934218.240024" calcext:value-type="float">
            <text:p>264934218.240024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5823008" calcext:value-type="float">
            <text:p>5823008</text:p>
          </table:table-cell>
          <table:table-cell office:value-type="float" office:value="62745232" calcext:value-type="float">
            <text:p>62745232</text:p>
          </table:table-cell>
          <table:table-cell office:value-type="float" office:value="18832168" calcext:value-type="float">
            <text:p>18832168</text:p>
          </table:table-cell>
          <table:table-cell office:value-type="float" office:value="9541176" calcext:value-type="float">
            <text:p>9541176</text:p>
          </table:table-cell>
          <table:table-cell office:value-type="float" office:value="9572848" calcext:value-type="float">
            <text:p>9572848</text:p>
          </table:table-cell>
          <table:table-cell/>
          <table:table-cell table:formula="of:=([.B7]-[.O$2])^2" office:value-type="float" office:value="1300323600" calcext:value-type="float">
            <text:p>1300323600</text:p>
          </table:table-cell>
          <table:table-cell table:formula="of:=([.C7]-[.P$2])^2" office:value-type="float" office:value="126788408616.961" calcext:value-type="float">
            <text:p>126788408616.961</text:p>
          </table:table-cell>
          <table:table-cell table:formula="of:=([.D7]-[.Q$2])^2" office:value-type="float" office:value="6451600" calcext:value-type="float">
            <text:p>6451600</text:p>
          </table:table-cell>
          <table:table-cell table:formula="of:=([.E7]-[.R$2])^2" office:value-type="float" office:value="368486416" calcext:value-type="float">
            <text:p>368486416</text:p>
          </table:table-cell>
          <table:table-cell table:formula="of:=([.F7]-[.S$2])^2" office:value-type="float" office:value="867844464.639956" calcext:value-type="float">
            <text:p>867844464.639956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4:.B9])" office:value-type="float" office:value="5828085.33333333" calcext:value-type="float">
            <text:p>5828085.33333333</text:p>
          </table:table-cell>
          <table:table-cell table:formula="of:=AVERAGE([.C4:.C9])" office:value-type="float" office:value="62829921.3333333" calcext:value-type="float">
            <text:p>62829921.3333333</text:p>
          </table:table-cell>
          <table:table-cell table:formula="of:=AVERAGE([.D4:.D9])" office:value-type="float" office:value="18841976" calcext:value-type="float">
            <text:p>18841976</text:p>
          </table:table-cell>
          <table:table-cell table:formula="of:=AVERAGE([.E4:.E9])" office:value-type="float" office:value="9523261.33333333" calcext:value-type="float">
            <text:p>9523261.33333333</text:p>
          </table:table-cell>
          <table:table-cell table:formula="of:=AVERAGE([.F4:.F9])" office:value-type="float" office:value="9536418.66666667" calcext:value-type="float">
            <text:p>9536418.66666667</text:p>
          </table:table-cell>
        </table:table-row>
        <table:table-row table:style-name="ro1">
          <table:table-cell/>
          <table:table-cell office:value-type="float" office:value="5844328" calcext:value-type="float">
            <text:p>5844328</text:p>
          </table:table-cell>
          <table:table-cell office:value-type="float" office:value="62951416" calcext:value-type="float">
            <text:p>62951416</text:p>
          </table:table-cell>
          <table:table-cell office:value-type="float" office:value="18841912" calcext:value-type="float">
            <text:p>18841912</text:p>
          </table:table-cell>
          <table:table-cell office:value-type="float" office:value="9542888" calcext:value-type="float">
            <text:p>9542888</text:p>
          </table:table-cell>
          <table:table-cell office:value-type="float" office:value="9573328" calcext:value-type="float">
            <text:p>9573328</text:p>
          </table:table-cell>
          <table:table-cell/>
          <table:table-cell table:formula="of:=([.B8]-[.O$2])^2" office:value-type="float" office:value="217267600" calcext:value-type="float">
            <text:p>217267600</text:p>
          </table:table-cell>
          <table:table-cell table:formula="of:=([.C8]-[.P$2])^2" office:value-type="float" office:value="22466892188.1604" calcext:value-type="float">
            <text:p>22466892188.1604</text:p>
          </table:table-cell>
          <table:table-cell table:formula="of:=([.D8]-[.Q$2])^2" office:value-type="float" office:value="51897616" calcext:value-type="float">
            <text:p>51897616</text:p>
          </table:table-cell>
          <table:table-cell table:formula="of:=([.E8]-[.R$2])^2" office:value-type="float" office:value="305690256" calcext:value-type="float">
            <text:p>305690256</text:p>
          </table:table-cell>
          <table:table-cell table:formula="of:=([.F8]-[.S$2])^2" office:value-type="float" office:value="896355696.639956" calcext:value-type="float">
            <text:p>896355696.639956</text:p>
          </table:table-cell>
          <table:table-cell/>
          <table:table-cell office:value-type="string" calcext:value-type="string">
            <text:p>varianza</text:p>
          </table:table-cell>
          <table:table-cell table:formula="of:=SUM([.H4:.H9])/8" office:value-type="float" office:value="1895096380" calcext:value-type="float">
            <text:p>1895096380</text:p>
          </table:table-cell>
          <table:table-cell table:formula="of:=SUM([.I4:.I9])/8" office:value-type="float" office:value="74992065728.3206" calcext:value-type="float">
            <text:p>74992065728.3206</text:p>
          </table:table-cell>
          <table:table-cell table:formula="of:=SUM([.J4:.J9])/8" office:value-type="float" office:value="1024974012" calcext:value-type="float">
            <text:p>1024974012</text:p>
          </table:table-cell>
          <table:table-cell table:formula="of:=SUM([.K4:.K9])/8" office:value-type="float" office:value="2439367996" calcext:value-type="float">
            <text:p>2439367996</text:p>
          </table:table-cell>
          <table:table-cell table:formula="of:=SUM([.L4:.L9])/8" office:value-type="float" office:value="2485587703.68001" calcext:value-type="float">
            <text:p>2485587703.68001</text:p>
          </table:table-cell>
        </table:table-row>
        <table:table-row table:style-name="ro1">
          <table:table-cell/>
          <table:table-cell office:value-type="float" office:value="5907312" calcext:value-type="float">
            <text:p>5907312</text:p>
          </table:table-cell>
          <table:table-cell office:value-type="float" office:value="63139640" calcext:value-type="float">
            <text:p>63139640</text:p>
          </table:table-cell>
          <table:table-cell office:value-type="float" office:value="18920072" calcext:value-type="float">
            <text:p>18920072</text:p>
          </table:table-cell>
          <table:table-cell office:value-type="float" office:value="9600600" calcext:value-type="float">
            <text:p>9600600</text:p>
          </table:table-cell>
          <table:table-cell office:value-type="float" office:value="9615936" calcext:value-type="float">
            <text:p>9615936</text:p>
          </table:table-cell>
          <table:table-cell/>
          <table:table-cell table:formula="of:=([.B9]-[.O$2])^2" office:value-type="float" office:value="2327483536" calcext:value-type="float">
            <text:p>2327483536</text:p>
          </table:table-cell>
          <table:table-cell table:formula="of:=([.C9]-[.P$2])^2" office:value-type="float" office:value="1469526223.35989" calcext:value-type="float">
            <text:p>1469526223.35989</text:p>
          </table:table-cell>
          <table:table-cell table:formula="of:=([.D9]-[.Q$2])^2" office:value-type="float" office:value="7287012496" calcext:value-type="float">
            <text:p>7287012496</text:p>
          </table:table-cell>
          <table:table-cell table:formula="of:=([.E9]-[.R$2])^2" office:value-type="float" office:value="1618291984" calcext:value-type="float">
            <text:p>1618291984</text:p>
          </table:table-cell>
          <table:table-cell table:formula="of:=([.F9]-[.S$2])^2" office:value-type="float" office:value="5263096227.83989" calcext:value-type="float">
            <text:p>5263096227.839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33608" calcext:value-type="float">
            <text:p>5933608</text:p>
          </table:table-cell>
          <table:table-cell office:value-type="float" office:value="63140136" calcext:value-type="float">
            <text:p>63140136</text:p>
          </table:table-cell>
          <table:table-cell office:value-type="float" office:value="18925816" calcext:value-type="float">
            <text:p>18925816</text:p>
          </table:table-cell>
          <table:table-cell office:value-type="float" office:value="9625952" calcext:value-type="float">
            <text:p>9625952</text:p>
          </table:table-cell>
          <table:table-cell office:value-type="float" office:value="9657096" calcext:value-type="float">
            <text:p>9657096</text:p>
          </table:table-cell>
          <table:table-cell/>
          <table:table-cell table:formula="of:=([.B10]-[.O$2])^2" office:value-type="float" office:value="5556211600" calcext:value-type="float">
            <text:p>5556211600</text:p>
          </table:table-cell>
          <table:table-cell table:formula="of:=([.C10]-[.P$2])^2" office:value-type="float" office:value="1507799964.15988" calcext:value-type="float">
            <text:p>1507799964.15988</text:p>
          </table:table-cell>
          <table:table-cell table:formula="of:=([.D10]-[.Q$2])^2" office:value-type="float" office:value="8300667664" calcext:value-type="float">
            <text:p>8300667664</text:p>
          </table:table-cell>
          <table:table-cell table:formula="of:=([.E10]-[.R$2])^2" office:value-type="float" office:value="4300736400" calcext:value-type="float">
            <text:p>4300736400</text:p>
          </table:table-cell>
          <table:table-cell table:formula="of:=([.F10]-[.S$2])^2" office:value-type="float" office:value="12929327331.8398" calcext:value-type="float">
            <text:p>12929327331.83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90792" calcext:value-type="float">
            <text:p>6190792</text:p>
          </table:table-cell>
          <table:table-cell office:value-type="float" office:value="65608728" calcext:value-type="float">
            <text:p>65608728</text:p>
          </table:table-cell>
          <table:table-cell office:value-type="float" office:value="18953216" calcext:value-type="float">
            <text:p>18953216</text:p>
          </table:table-cell>
          <table:table-cell office:value-type="float" office:value="9970552" calcext:value-type="float">
            <text:p>9970552</text:p>
          </table:table-cell>
          <table:table-cell office:value-type="float" office:value="9692336" calcext:value-type="float">
            <text:p>9692336</text:p>
          </table:table-cell>
          <table:table-cell/>
          <table:table-cell table:formula="of:=([.B11]-[.O$2])^2" office:value-type="float" office:value="110040812176" calcext:value-type="float">
            <text:p>110040812176</text:p>
          </table:table-cell>
          <table:table-cell table:formula="of:=([.C11]-[.P$2])^2" office:value-type="float" office:value="6287167092021.75" calcext:value-type="float">
            <text:p>6287167092021.75</text:p>
          </table:table-cell>
          <table:table-cell table:formula="of:=([.D11]-[.Q$2])^2" office:value-type="float" office:value="14044146064" calcext:value-type="float">
            <text:p>14044146064</text:p>
          </table:table-cell>
          <table:table-cell table:formula="of:=([.E11]-[.R$2])^2" office:value-type="float" office:value="168247632400" calcext:value-type="float">
            <text:p>168247632400</text:p>
          </table:table-cell>
          <table:table-cell table:formula="of:=([.F11]-[.S$2])^2" office:value-type="float" office:value="22185268387.8398" calcext:value-type="float">
            <text:p>22185268387.8398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7T22:20:36.839585948</dc:date>
    <meta:generator>LibreOffice/4.2.6.3$Linux_X86_64 LibreOffice_project/420m0$Build-3</meta:generator>
    <meta:editing-duration>PT29M38S</meta:editing-duration>
    <meta:editing-cycles>3</meta:editing-cycles>
    <meta:document-statistic meta:table-count="1" meta:cell-count="1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bar" chart:style-name="ch1">
        <chart:title svg:x="6.974cm" svg:y="0.316cm" chart:style-name="ch2">
          <text:p>Promedio</text:p>
        </chart:title>
        <chart:legend chart:legend-position="end" svg:x="13.89cm" svg:y="3.954cm" style:legend-expansion="high" chart:style-name="ch3"/>
        <chart:plot-area chart:style-name="ch4" table:cell-range-address="Sheet1.N1:Sheet1.S1 Sheet1.O2:Sheet1.S2 Sheet1.N6:Sheet1.N6 Sheet1.O7:Sheet1.S7" chart:data-source-has-labels="both" svg:x="1.33cm" svg:y="1.661cm" svg:width="11.922cm" svg:height="6.744cm">
          <chartooo:coordinate-region svg:x="3.063cm" svg:y="1.861cm" svg:width="10.189cm" svg:height="5.897cm"/>
          <chart:axis chart:dimension="x" chart:name="primary-x" chart:style-name="ch5" chartooo:axis-type="auto">
            <chartooo:date-scale/>
            <chart:categories table:cell-range-address="Sheet1.O1:Sheet1.S1"/>
          </chart:axis>
          <chart:axis chart:dimension="y" chart:name="primary-y" chart:style-name="ch6">
            <chart:title svg:x="0.451cm" svg:y="5.619cm" chart:style-name="ch7">
              <text:p>Tiempo</text:p>
            </chart:title>
            <chart:grid chart:style-name="ch8" chart:class="major"/>
          </chart:axis>
          <chart:series chart:style-name="ch9" chart:values-cell-range-address="Sheet1.O2:Sheet1.S2" chart:label-cell-address="Sheet1.N1:Sheet1.N1" chart:class="chart:bar">
            <chart:data-point chart:repeated="5"/>
          </chart:series>
          <chart:series chart:style-name="ch10" chart:values-cell-range-address="Sheet1.O7:Sheet1.S7" chart:label-cell-address="Sheet1.N6:Sheet1.N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:Sheet1.S1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4</text:p>
              </table:table-cell>
            </table:table-row>
          </table:table-header-rows>
          <table:table-rows>
            <table:table-row>
              <table:table-cell office:value-type="string">
                <text:p>ConOutL</text:p>
                <draw:g>
                  <svg:desc>Sheet1.N1:Sheet1.N1</svg:desc>
                </draw:g>
              </table:table-cell>
              <table:table-cell office:value-type="float" office:value="5859068">
                <text:p>5859068</text:p>
                <draw:g>
                  <svg:desc>Sheet1.O2:Sheet1.S2</svg:desc>
                </draw:g>
              </table:table-cell>
              <table:table-cell office:value-type="float" office:value="63101305.6">
                <text:p>63101305.6</text:p>
              </table:table-cell>
              <table:table-cell office:value-type="float" office:value="18834708">
                <text:p>18834708</text:p>
              </table:table-cell>
              <table:table-cell office:value-type="float" office:value="9560372">
                <text:p>9560372</text:p>
              </table:table-cell>
              <table:table-cell office:value-type="float" office:value="9543388.8">
                <text:p>9543388.8</text:p>
              </table:table-cell>
            </table:table-row>
            <table:table-row>
              <table:table-cell office:value-type="string">
                <text:p>SinOutL</text:p>
                <draw:g>
                  <svg:desc>Sheet1.N6:Sheet1.N6</svg:desc>
                </draw:g>
              </table:table-cell>
              <table:table-cell office:value-type="float" office:value="5828085.33333333">
                <text:p>5828085.33333333</text:p>
                <draw:g>
                  <svg:desc>Sheet1.O7:Sheet1.S7</svg:desc>
                </draw:g>
              </table:table-cell>
              <table:table-cell office:value-type="float" office:value="62829921.3333333">
                <text:p>62829921.3333333</text:p>
              </table:table-cell>
              <table:table-cell office:value-type="float" office:value="18841976">
                <text:p>18841976</text:p>
              </table:table-cell>
              <table:table-cell office:value-type="float" office:value="9523261.33333333">
                <text:p>9523261.33333333</text:p>
              </table:table-cell>
              <table:table-cell office:value-type="float" office:value="9536418.66666667">
                <text:p>9536418.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bar" chart:style-name="ch1">
        <chart:title svg:x="7.067cm" svg:y="0.316cm" chart:style-name="ch2">
          <text:p>Varianza</text:p>
        </chart:title>
        <chart:legend chart:legend-position="end" svg:x="13.89cm" svg:y="3.954cm" style:legend-expansion="high" chart:style-name="ch3"/>
        <chart:plot-area chart:style-name="ch4" table:cell-range-address="Sheet1.H42:Sheet1.H42 Sheet1.N1:Sheet1.S1 Sheet1.O3:Sheet1.S3 Sheet1.N6:Sheet1.N6 Sheet1.O8:Sheet1.S8" chart:data-source-has-labels="both" svg:x="0.769cm" svg:y="1.661cm" svg:width="12.483cm" svg:height="6.744cm">
          <chartooo:coordinate-region svg:x="3.243cm" svg:y="1.86cm" svg:width="10.009cm" svg:height="5.898cm"/>
          <chart:axis chart:dimension="x" chart:name="primary-x" chart:style-name="ch5" chartooo:axis-type="auto">
            <chartooo:date-scale/>
            <chart:categories table:cell-range-address="Sheet1.O1:Sheet1.S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O3:Sheet1.S3" chart:label-cell-address="Sheet1.N1:Sheet1.N1" chart:class="chart:bar">
            <chart:data-point chart:repeated="5"/>
          </chart:series>
          <chart:series chart:style-name="ch9" chart:values-cell-range-address="Sheet1.O8:Sheet1.S8" chart:label-cell-address="Sheet1.N6:Sheet1.N6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:Sheet1.S1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4</text:p>
              </table:table-cell>
            </table:table-row>
          </table:table-header-rows>
          <table:table-rows>
            <table:table-row>
              <table:table-cell office:value-type="string">
                <text:p>ConOutL</text:p>
                <draw:g>
                  <svg:desc>Sheet1.N1:Sheet1.N1</svg:desc>
                </draw:g>
              </table:table-cell>
              <table:table-cell office:value-type="float" office:value="15507050332.8">
                <text:p>15507050332.8</text:p>
                <draw:g>
                  <svg:desc>Sheet1.O3:Sheet1.S3</svg:desc>
                </draw:g>
              </table:table-cell>
              <table:table-cell office:value-type="float" office:value="731047262141.44">
                <text:p>731047262141.44</text:p>
              </table:table-cell>
              <table:table-cell office:value-type="float" office:value="6292332291.2">
                <text:p>6292332291.2</text:p>
              </table:table-cell>
              <table:table-cell office:value-type="float" office:value="22437551580.8">
                <text:p>22437551580.8</text:p>
              </table:table-cell>
              <table:table-cell office:value-type="float" office:value="7943168604.16">
                <text:p>7943168604.16</text:p>
              </table:table-cell>
            </table:table-row>
            <table:table-row>
              <table:table-cell office:value-type="string">
                <text:p>SinOutL</text:p>
                <draw:g>
                  <svg:desc>Sheet1.N6:Sheet1.N6</svg:desc>
                </draw:g>
              </table:table-cell>
              <table:table-cell office:value-type="float" office:value="1895096380">
                <text:p>1895096380</text:p>
                <draw:g>
                  <svg:desc>Sheet1.O8:Sheet1.S8</svg:desc>
                </draw:g>
              </table:table-cell>
              <table:table-cell office:value-type="float" office:value="74992065728.3206">
                <text:p>74992065728.3206</text:p>
              </table:table-cell>
              <table:table-cell office:value-type="float" office:value="1024974012">
                <text:p>1024974012</text:p>
              </table:table-cell>
              <table:table-cell office:value-type="float" office:value="2439367996">
                <text:p>2439367996</text:p>
              </table:table-cell>
              <table:table-cell office:value-type="float" office:value="2485587703.68001">
                <text:p>2485587703.68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